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5.175cm" fo:min-width="4.163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1.423cm" fo:padding-top="0.143cm" fo:padding-bottom="0.143cm" fo:padding-left="0.268cm" fo:padding-right="0.268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07cm" fo:min-width="2.214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2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3.201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2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9cm" fo:min-width="0.673cm" fo:padding-top="0.142cm" fo:padding-bottom="0.142cm" fo:padding-left="0.267cm" fo:padding-right="0.267cm" draw:shadow="hidden"/>
    </style:style>
    <style:style style:name="gr10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058cm" fo:min-width="3.074cm" fo:padding-top="0.143cm" fo:padding-bottom="0.143cm" fo:padding-left="0.268cm" fo:padding-right="0.26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282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Fine_20_Dashed" svg:stroke-color="#333333" draw:textarea-vertical-align="middl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5cm" fo:min-width="0.339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fo:font-size="10.800000190734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4.699cm" svg:height="5.461cm" svg:x="1.532cm" svg:y="13.2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2cm" svg:y="14.79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18cm" svg:y="14.792cm">
            <text:p text:style-name="P2"><text:span text:style-name="T1">Colum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18cm" svg:y="13.529cm">
            <text:p text:style-name="P2"><text:span text:style-name="T1">Bea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2cm" svg:y="13.529cm">
            <text:p text:style-name="P2"><text:span text:style-name="T1">Foot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4cm" svg:y="16.08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6cm" svg:y="16.08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41cm" svg:y="16.089cm">
            <text:p text:style-name="P2"><text:span text:style-name="T1">Sla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7cm" svg:y="16.089cm">
            <text:p text:style-name="P2"><text:span text:style-name="T1">Roof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4cm" svg:y="17.406cm">
            <text:p text:style-name="P2"><text:span text:style-name="T1">Sta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6cm" svg:y="17.406cm">
            <text:p text:style-name="P2"><text:span text:style-name="T1">Ramp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3" draw:text-style-name="P1" xml:id="id1" draw:id="id1" draw:layer="layout" svg:width="2.82cm" svg:height="1.163cm" svg:x="2.389cm" svg:y="2.735cm">
          <text:p text:style-name="P2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2.562cm" svg:height="1.016cm" svg:x="6.199cm" svg:y="6.345cm">
          <text:p text:style-name="P2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3.737cm" svg:height="1.136cm" svg:x="9.498cm" svg:y="6.352cm">
          <text:p text:style-name="P2"><text:span text:style-name="T1">D = 150mm to 6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2.181cm" svg:height="1.143cm" svg:x="6.301cm" svg:y="2.735cm">
          <text:p text:style-name="P2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099cm" svg:height="1.143cm" svg:x="9.498cm" svg:y="2.735cm">
          <text:p text:style-name="P2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xml:id="id9" draw:id="id9" draw:layer="layout" svg:width="2.181cm" svg:height="1.143cm" svg:x="13.054cm" svg:y="2.735cm">
          <text:p text:style-name="P2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0" draw:id="id10" draw:layer="layout" svg:width="2.099cm" svg:height="1.143cm" svg:x="16.325cm" svg:y="2.735cm">
          <text:p text:style-name="P2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1" xml:id="id15" draw:id="id15" draw:layer="layout" svg:width="2.82cm" svg:height="1.163cm" svg:x="2.389cm" svg:y="9.104cm">
          <text:p text:style-name="P2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2.562cm" svg:height="1.143cm" svg:x="6.299cm" svg:y="4.613cm">
          <text:p text:style-name="P2"><text:span text:style-name="T1">ifcDescrip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2.099cm" svg:height="1.143cm" svg:x="9.498cm" svg:y="4.64cm">
          <text:p text:style-name="P2"><text:span text:style-name="T1">Sewer Main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16" draw:id="id16" draw:layer="layout" svg:width="2.413cm" svg:height="2.005cm" svg:x="6.834cm" svg:y="8.677cm">
          <text:p text:style-name="P2"><text:span text:style-name="T2">Get Projection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7" draw:id="id17" draw:layer="layout" svg:width="3.61cm" svg:height="1.344cm" svg:x="10.382cm" svg:y="8.176cm">
          <text:p text:style-name="P2"><text:span text:style-name="T1">Pipe Projection</text:span></text:p>
          <text:p text:style-name="P2"><text:span text:style-name="T1">(invert level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18" draw:id="id18" draw:layer="layout" svg:width="3.61cm" svg:height="1.344cm" svg:x="10.382cm" svg:y="9.976cm">
          <text:p text:style-name="P2"><text:span text:style-name="T1">Pipe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19" draw:id="id19" draw:layer="layout" svg:width="2.413cm" svg:height="2.005cm" svg:x="15.18cm" svg:y="8.623cm">
          <text:p text:style-name="P2"><text:span text:style-name="T2">Distanc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1" draw:id="id21" draw:layer="layout" svg:width="3.61cm" svg:height="1.344cm" svg:x="19.282cm" svg:y="8.976cm">
          <text:p text:style-name="P2"><text:span text:style-name="T1">D&gt;3000mm and</text:span></text:p>
          <text:p text:style-name="P2"><text:span text:style-name="T1">D&lt;=5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0" draw:id="id20" draw:layer="layout" svg:width="3.61cm" svg:height="1.344cm" svg:x="19.282cm" svg:y="7.376cm">
          <text:p text:style-name="P2"><text:span text:style-name="T1">D &lt;= 3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2" draw:id="id22" draw:layer="layout" svg:width="3.61cm" svg:height="1.344cm" svg:x="19.282cm" svg:y="10.676cm">
          <text:p text:style-name="P2"><text:span text:style-name="T1">D&gt;5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" draw:text-style-name="P4" draw:layer="layout" draw:type="line" svg:x1="5.209cm" svg:y1="3.316cm" svg:x2="6.302cm" svg:y2="3.307cm" draw:start-shape="id1" draw:start-glue-point="1" draw:end-shape="id2" draw:end-glue-point="10" svg:d="M5209 3316l1093-9" svg:viewBox="0 0 1094 10">
          <text:p/>
        </draw:connector>
        <draw:custom-shape draw:style-name="gr12" draw:text-style-name="P5" draw:layer="layout" svg:width="0.635cm" svg:height="0.762cm" svg:x="18.095cm" svg:y="8.99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5" draw:layer="layout" svg:width="0.635cm" svg:height="0.762cm" svg:x="18.096cm" svg:y="9.59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2.413cm" svg:height="2.005cm" svg:x="15.18cm" svg:y="14.123cm">
          <text:p text:style-name="P2"><text:span text:style-name="T2">Distanc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4" draw:id="id4" draw:layer="layout" svg:width="2.413cm" svg:height="2.005cm" svg:x="7.134cm" svg:y="14.992cm">
          <text:p text:style-name="P2"><text:span text:style-name="T2">Get Projection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6.232cm" svg:y1="15.998cm" svg:x2="7.134cm" svg:y2="15.995cm" draw:start-shape="id3" draw:start-glue-point="1" draw:end-shape="id4" draw:end-glue-point="5" svg:d="M6232 15998l902-3" svg:viewBox="0 0 903 4">
          <text:p/>
        </draw:connector>
        <draw:custom-shape draw:style-name="gr10" draw:text-style-name="P1" xml:id="id7" draw:id="id7" draw:layer="layout" svg:width="3.61cm" svg:height="1.344cm" svg:x="10.382cm" svg:y="13.576cm">
          <text:p text:style-name="P6"><text:span text:style-name="T1">Pipe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5" draw:id="id5" draw:layer="layout" svg:width="3.61cm" svg:height="1.344cm" svg:x="10.382cm" svg:y="15.376cm">
          <text:p text:style-name="P2"><text:span text:style-name="T1">Bldg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" draw:text-style-name="P4" draw:layer="layout" draw:type="line" svg:x1="9.547cm" svg:y1="15.995cm" svg:x2="10.382cm" svg:y2="16.048cm" draw:start-shape="id4" draw:start-glue-point="7" draw:end-shape="id5" draw:end-glue-point="3" svg:d="M9547 15995l835 53" svg:viewBox="0 0 836 54">
          <text:p/>
        </draw:connector>
        <draw:connector draw:style-name="gr11" draw:text-style-name="P4" draw:layer="layout" draw:type="line" svg:x1="13.992cm" svg:y1="16.048cm" svg:x2="15.18cm" svg:y2="15.126cm" draw:start-shape="id5" draw:start-glue-point="1" draw:end-shape="id6" draw:end-glue-point="5" svg:d="M13992 16048l1188-922" svg:viewBox="0 0 1189 923">
          <text:p/>
        </draw:connector>
        <draw:connector draw:style-name="gr11" draw:text-style-name="P4" draw:layer="layout" draw:type="line" svg:x1="13.992cm" svg:y1="14.248cm" svg:x2="15.18cm" svg:y2="15.126cm" draw:start-shape="id7" draw:start-glue-point="1" draw:end-shape="id6" draw:end-glue-point="5" svg:d="M13992 14248l1188 878" svg:viewBox="0 0 1189 879">
          <text:p/>
        </draw:connector>
        <draw:connector draw:style-name="gr11" draw:text-style-name="P4" draw:layer="layout" draw:type="line" svg:x1="8.483cm" svg:y1="3.307cm" svg:x2="9.499cm" svg:y2="3.306cm" draw:start-shape="id2" draw:start-glue-point="6" draw:end-shape="id8" draw:end-glue-point="3" svg:d="M8483 3307l1016-1" svg:viewBox="0 0 1017 2">
          <text:p/>
        </draw:connector>
        <draw:connector draw:style-name="gr11" draw:text-style-name="P4" draw:layer="layout" draw:type="line" svg:x1="11.598cm" svg:y1="3.306cm" svg:x2="13.055cm" svg:y2="3.307cm" draw:start-shape="id8" draw:start-glue-point="1" draw:end-shape="id9" draw:end-glue-point="10" svg:d="M11598 3306l1457 1" svg:viewBox="0 0 1458 2">
          <text:p/>
        </draw:connector>
        <draw:connector draw:style-name="gr11" draw:text-style-name="P4" draw:layer="layout" draw:type="line" svg:x1="15.236cm" svg:y1="3.307cm" svg:x2="16.326cm" svg:y2="3.306cm" draw:start-shape="id9" draw:start-glue-point="6" draw:end-shape="id10" draw:end-glue-point="3" svg:d="M15236 3307l1090-1" svg:viewBox="0 0 1091 2">
          <text:p/>
        </draw:connector>
        <draw:connector draw:style-name="gr11" draw:text-style-name="P4" draw:layer="layout" draw:type="line" svg:x1="3.799cm" svg:y1="3.898cm" svg:x2="6.299cm" svg:y2="5.185cm" draw:start-shape="id1" draw:start-glue-point="2" draw:end-shape="id11" draw:end-glue-point="10" svg:d="M3799 3898l2500 1287" svg:viewBox="0 0 2501 1288">
          <text:p/>
        </draw:connector>
        <draw:connector draw:style-name="gr11" draw:text-style-name="P4" draw:layer="layout" draw:type="line" svg:x1="8.861cm" svg:y1="5.185cm" svg:x2="9.499cm" svg:y2="5.211cm" draw:start-shape="id11" draw:start-glue-point="6" draw:end-shape="id12" draw:end-glue-point="3" svg:d="M8861 5185l638 26" svg:viewBox="0 0 639 27">
          <text:p/>
        </draw:connector>
        <draw:connector draw:style-name="gr11" draw:text-style-name="P4" draw:layer="layout" draw:type="line" svg:x1="3.799cm" svg:y1="3.898cm" svg:x2="6.199cm" svg:y2="6.853cm" draw:start-shape="id1" draw:start-glue-point="2" draw:end-shape="id13" draw:end-glue-point="10" svg:d="M3799 3898l2400 2955" svg:viewBox="0 0 2401 2956">
          <text:p/>
        </draw:connector>
        <draw:connector draw:style-name="gr11" draw:text-style-name="P4" draw:layer="layout" draw:type="line" svg:x1="8.761cm" svg:y1="6.853cm" svg:x2="9.499cm" svg:y2="6.92cm" draw:start-shape="id13" draw:start-glue-point="6" draw:end-shape="id14" draw:end-glue-point="3" svg:d="M8761 6853l738 67" svg:viewBox="0 0 739 68">
          <text:p/>
        </draw:connector>
        <draw:connector draw:style-name="gr11" draw:text-style-name="P4" draw:layer="layout" draw:type="line" svg:x1="5.209cm" svg:y1="9.685cm" svg:x2="6.834cm" svg:y2="9.68cm" draw:start-shape="id15" draw:start-glue-point="1" draw:end-shape="id16" draw:end-glue-point="5" svg:d="M5209 9685l1625-5" svg:viewBox="0 0 1626 6">
          <text:p/>
        </draw:connector>
        <draw:connector draw:style-name="gr11" draw:text-style-name="P4" draw:layer="layout" draw:type="line" svg:x1="9.247cm" svg:y1="9.68cm" svg:x2="10.382cm" svg:y2="8.848cm" draw:start-shape="id16" draw:start-glue-point="7" draw:end-shape="id17" draw:end-glue-point="3" svg:d="M9247 9680l1135-832" svg:viewBox="0 0 1136 833">
          <text:p/>
        </draw:connector>
        <draw:connector draw:style-name="gr11" draw:text-style-name="P4" draw:layer="layout" draw:type="line" svg:x1="9.247cm" svg:y1="9.68cm" svg:x2="10.382cm" svg:y2="10.648cm" draw:start-shape="id16" draw:start-glue-point="7" draw:end-shape="id18" svg:d="M9247 9680l1135 968" svg:viewBox="0 0 1136 969">
          <text:p/>
        </draw:connector>
        <draw:connector draw:style-name="gr11" draw:text-style-name="P4" draw:layer="layout" draw:type="line" svg:x1="13.992cm" svg:y1="8.848cm" svg:x2="15.18cm" svg:y2="9.626cm" draw:start-shape="id17" draw:start-glue-point="1" draw:end-shape="id19" draw:end-glue-point="5" svg:d="M13992 8848l1188 778" svg:viewBox="0 0 1189 779">
          <text:p/>
        </draw:connector>
        <draw:connector draw:style-name="gr11" draw:text-style-name="P4" draw:layer="layout" draw:type="line" svg:x1="13.992cm" svg:y1="10.648cm" svg:x2="15.18cm" svg:y2="9.626cm" draw:start-shape="id18" draw:start-glue-point="1" draw:end-shape="id19" draw:end-glue-point="5" svg:d="M13992 10648l1188-1022" svg:viewBox="0 0 1189 1023">
          <text:p/>
        </draw:connector>
        <draw:connector draw:style-name="gr11" draw:text-style-name="P4" draw:layer="layout" draw:type="line" svg:x1="17.593cm" svg:y1="9.626cm" svg:x2="19.282cm" svg:y2="8.048cm" draw:start-shape="id19" draw:start-glue-point="7" draw:end-shape="id20" draw:end-glue-point="3" svg:d="M17593 9626l1689-1578" svg:viewBox="0 0 1690 1579">
          <text:p/>
        </draw:connector>
        <draw:connector draw:style-name="gr11" draw:text-style-name="P4" draw:layer="layout" draw:type="line" svg:x1="17.593cm" svg:y1="9.626cm" svg:x2="19.282cm" svg:y2="9.648cm" draw:start-shape="id19" draw:start-glue-point="7" draw:end-shape="id21" draw:end-glue-point="3" svg:d="M17593 9626l1689 22" svg:viewBox="0 0 1690 23">
          <text:p/>
        </draw:connector>
        <draw:connector draw:style-name="gr11" draw:text-style-name="P4" draw:layer="layout" draw:type="line" svg:x1="17.593cm" svg:y1="9.626cm" svg:x2="19.282cm" svg:y2="11.348cm" draw:start-shape="id19" draw:start-glue-point="7" draw:end-shape="id22" draw:end-glue-point="3" svg:d="M17593 9626l1689 1722" svg:viewBox="0 0 1690 1723">
          <text:p/>
        </draw:connector>
        <draw:custom-shape draw:style-name="gr10" draw:text-style-name="P1" xml:id="id24" draw:id="id24" draw:layer="layout" svg:width="3.61cm" svg:height="1.344cm" svg:x="19.282cm" svg:y="14.976cm">
          <text:p text:style-name="P2"><text:span text:style-name="T1">D&gt;=15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3" draw:id="id23" draw:layer="layout" svg:width="3.61cm" svg:height="1.344cm" svg:x="19.282cm" svg:y="13.376cm">
          <text:p text:style-name="P2"><text:span text:style-name="T1">D&gt;=1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xml:id="id25" draw:id="id25" draw:layer="layout" svg:width="3.61cm" svg:height="1.344cm" svg:x="19.282cm" svg:y="16.676cm">
          <text:p text:style-name="P2"><text:span text:style-name="T1">D&gt;=2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" draw:text-style-name="P4" draw:layer="layout" draw:type="line" svg:x1="17.593cm" svg:y1="15.126cm" svg:x2="19.282cm" svg:y2="14.048cm" draw:start-shape="id6" draw:start-glue-point="7" draw:end-shape="id23" svg:d="M17593 15126l1689-1078" svg:viewBox="0 0 1690 1079">
          <text:p/>
        </draw:connector>
        <draw:connector draw:style-name="gr11" draw:text-style-name="P4" draw:layer="layout" draw:type="line" svg:x1="17.593cm" svg:y1="15.126cm" svg:x2="19.282cm" svg:y2="15.648cm" draw:start-shape="id6" draw:start-glue-point="7" draw:end-shape="id24" draw:end-glue-point="3" svg:d="M17593 15126l1689 522" svg:viewBox="0 0 1690 523">
          <text:p/>
        </draw:connector>
        <draw:connector draw:style-name="gr11" draw:text-style-name="P4" draw:layer="layout" draw:type="line" svg:x1="17.593cm" svg:y1="15.126cm" svg:x2="19.282cm" svg:y2="17.348cm" draw:start-shape="id6" draw:start-glue-point="7" draw:end-shape="id25" draw:end-glue-point="3" svg:d="M17593 15126l1689 2222" svg:viewBox="0 0 1690 2223">
          <text:p/>
        </draw:connector>
        <draw:custom-shape draw:style-name="gr13" draw:text-style-name="P1" xml:id="id26" draw:id="id26" draw:layer="layout" svg:width="2.816cm" svg:height="1.143cm" svg:x="23.576cm" svg:y="12.26cm">
          <text:p text:style-name="P2"><text:span text:style-name="T1">Lateral Distanc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2.892cm" svg:y1="8.048cm" svg:x2="24.984cm" svg:y2="12.26cm" draw:start-shape="id20" draw:start-glue-point="1" draw:end-shape="id26" svg:d="M22892 8048h2092v4212" svg:viewBox="0 0 2093 4213">
          <text:p/>
        </draw:connector>
        <draw:connector draw:style-name="gr11" draw:text-style-name="P4" draw:layer="layout" svg:x1="22.892cm" svg:y1="9.648cm" svg:x2="24.984cm" svg:y2="12.26cm" draw:start-shape="id21" draw:start-glue-point="1" draw:end-shape="id26" svg:d="M22892 9648h2092v2612" svg:viewBox="0 0 2093 2613">
          <text:p/>
        </draw:connector>
        <draw:connector draw:style-name="gr11" draw:text-style-name="P4" draw:layer="layout" svg:x1="22.892cm" svg:y1="11.348cm" svg:x2="24.985cm" svg:y2="12.26cm" draw:start-shape="id22" draw:start-glue-point="1" draw:end-shape="id26" draw:end-glue-point="4" svg:d="M22892 11348h2093v912" svg:viewBox="0 0 2094 913">
          <text:p/>
        </draw:connector>
        <draw:connector draw:style-name="gr11" draw:text-style-name="P4" draw:layer="layout" svg:x1="24.985cm" svg:y1="13.403cm" svg:x2="22.892cm" svg:y2="14.048cm" draw:start-shape="id26" draw:start-glue-point="8" draw:end-shape="id23" draw:end-glue-point="1" svg:d="M24985 13403v645h-2093" svg:viewBox="0 0 2094 646">
          <text:p/>
        </draw:connector>
        <draw:connector draw:style-name="gr11" draw:text-style-name="P4" draw:layer="layout" svg:x1="24.985cm" svg:y1="13.403cm" svg:x2="22.892cm" svg:y2="15.648cm" draw:start-shape="id26" draw:start-glue-point="8" draw:end-shape="id24" draw:end-glue-point="1" svg:d="M24985 13403v2245h-2093" svg:viewBox="0 0 2094 2246">
          <text:p/>
        </draw:connector>
        <draw:connector draw:style-name="gr11" draw:text-style-name="P4" draw:layer="layout" svg:x1="24.985cm" svg:y1="13.403cm" svg:x2="22.892cm" svg:y2="17.348cm" draw:start-shape="id26" draw:start-glue-point="8" draw:end-shape="id25" draw:end-glue-point="1" svg:d="M24985 13403v3945h-2093" svg:viewBox="0 0 2094 3946">
          <text:p/>
        </draw:connector>
        <draw:connector draw:style-name="gr14" draw:text-style-name="P2" draw:layer="layout" draw:line-skew="-2.241cm" svg:x1="3.799cm" svg:y1="3.898cm" svg:x2="2.389cm" svg:y2="9.685cm" draw:start-shape="id1" draw:start-glue-point="2" draw:end-shape="id15" draw:end-glue-point="3" svg:d="M3799 3898v361h-1963v5426h553" svg:viewBox="0 0 1964 5788">
          <text:p/>
        </draw:connector>
        <draw:connector draw:style-name="gr14" draw:text-style-name="P2" draw:layer="layout" draw:line-skew="-0.823cm" svg:x1="12.187cm" svg:y1="11.32cm" svg:x2="10.382cm" svg:y2="14.248cm" draw:start-shape="id18" draw:start-glue-point="2" draw:end-shape="id7" draw:end-glue-point="3" svg:d="M12187 11320v305h-2323v2623h518" svg:viewBox="0 0 2324 2929">
          <text:p/>
        </draw:connector>
        <draw:custom-shape draw:style-name="gr15" draw:text-style-name="P1" draw:layer="layout" svg:width="0.873cm" svg:height="0.789cm" svg:x="23.467cm" svg:y="7.677cm">
          <text:p text:style-name="P2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467cm" svg:y="9.277cm">
          <text:p text:style-name="P2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467cm" svg:y="10.977cm">
          <text:p text:style-name="P2"><text:span text:style-name="T1">C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567cm" svg:y="13.677cm">
          <text:p text:style-name="P2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567cm" svg:y="15.277cm">
          <text:p text:style-name="P2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567cm" svg:y="16.977cm">
          <text:p text:style-name="P2"><text:span text:style-name="T1">C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49:55.581000000</meta:creation-date>
    <dc:date>2018-07-11T19:05:15.830000000</dc:date>
    <meta:editing-duration>PT44M11S</meta:editing-duration>
    <meta:editing-cycles>9</meta:editing-cycles>
    <meta:generator>LibreOffice/6.0.3.2$Windows_X86_64 LibreOffice_project/8f48d515416608e3a835360314dac7e47fd0b821</meta:generator>
    <meta:document-statistic meta:object-count="76"/>
  </office:meta>
</office:document-meta>
</file>